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167.41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170.84pt"/>
    </style:style>
    <style:style style:name="co9" style:family="table-column">
      <style:table-column-properties fo:break-before="auto" style:column-width="47.96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pia_20_de_20_MultConsec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pia de MultConsec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GORITMO BÁSICO</text:p>
          </table:table-cell>
          <table:covered-table-cell table:number-columns-repeated="2" table:style-name="ce6"/>
          <table:covered-table-cell table:style-name="ce9"/>
          <table:table-cell table:style-name="ce14"/>
          <table:table-cell table:style-name="ce1" office:value-type="string" calcext:value-type="string" table:number-columns-spanned="4" table:number-rows-spanned="1">
            <text:p>ALGORITMO DIVIDE Y VENCERÁS</text:p>
          </table:table-cell>
          <table:covered-table-cell table:number-columns-repeated="2" table:style-name="ce6"/>
          <table:covered-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Tam. Caso (n)</text:p>
          </table:table-cell>
          <table:table-cell table:style-name="ce2" office:value-type="string" calcext:value-type="string">
            <text:p>Tiempo Básico (ns) </text:p>
          </table:table-cell>
          <table:table-cell table:style-name="ce2" office:value-type="string" calcext:value-type="string">
            <text:p>K=Tiempo/f(n)</text:p>
          </table:table-cell>
          <table:table-cell table:style-name="ce10" office:value-type="string" calcext:value-type="string">
            <text:p>Tiempo teórico estimado= K*f(n)</text:p>
          </table:table-cell>
          <table:table-cell table:style-name="ce15"/>
          <table:table-cell table:style-name="ce16" office:value-type="string" calcext:value-type="string">
            <text:p>Tam. Caso (n)</text:p>
          </table:table-cell>
          <table:table-cell table:style-name="ce2" office:value-type="string" calcext:value-type="string">
            <text:p>Tiempo DyV (ns)</text:p>
          </table:table-cell>
          <table:table-cell table:style-name="ce2" office:value-type="string" calcext:value-type="string">
            <text:p>K=Tiempo/f(n)</text:p>
          </table:table-cell>
          <table:table-cell table:style-name="ce2" office:value-type="string" calcext:value-type="string">
            <text:p>Tiempo teórico estimado= K*f(n)</text:p>
          </table:table-cell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table:formula="of:=[.B3]/([.A3])" office:value-type="float" office:value="72" calcext:value-type="float">
            <text:p>72</text:p>
          </table:table-cell>
          <table:table-cell table:style-name="ce3" table:formula="of:=[.A3] * [.C$23]" office:value-type="float" office:value="315.42763525" calcext:value-type="float">
            <text:p>315.4276352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table:formula="of:=[.G3]/(LOG([.F3];2))" office:value-type="float" office:value="495.278041784402" calcext:value-type="float">
            <text:p>495.278041784402</text:p>
          </table:table-cell>
          <table:table-cell table:style-name="ce3" table:formula="of:=LOG([.F3];2) * [.H$23]" office:value-type="float" office:value="1056.52379185788" calcext:value-type="float">
            <text:p>1056.52379185788</text:p>
          </table:table-cell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4]/([.A4])" office:value-type="float" office:value="26" calcext:value-type="float">
            <text:p>26</text:p>
          </table:table-cell>
          <table:table-cell table:style-name="ce3" table:formula="of:=[.A4] * [.C$23]" office:value-type="float" office:value="630.8552705" calcext:value-type="float">
            <text:p>630.855270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table:formula="of:=[.G4]/(LOG([.F4];2))" office:value-type="float" office:value="407.522786311783" calcext:value-type="float">
            <text:p>407.522786311783</text:p>
          </table:table-cell>
          <table:table-cell table:style-name="ce3" table:formula="of:=LOG([.F4];2) * [.H$23]" office:value-type="float" office:value="1284.03380695788" calcext:value-type="float">
            <text:p>1284.03380695788</text:p>
          </table:table-cell>
          <table:table-cell table:number-columns-repeated="101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5]/([.A5])" office:value-type="float" office:value="22.6666666666667" calcext:value-type="float">
            <text:p>22.6666666666667</text:p>
          </table:table-cell>
          <table:table-cell table:style-name="ce3" table:formula="of:=[.A5] * [.C$23]" office:value-type="float" office:value="946.28290575" calcext:value-type="float">
            <text:p>946.2829057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5]/(LOG([.F5];2))" office:value-type="float" office:value="272.924945237836" calcext:value-type="float">
            <text:p>272.924945237836</text:p>
          </table:table-cell>
          <table:table-cell table:style-name="ce3" table:formula="of:=LOG([.F5];2) * [.H$23]" office:value-type="float" office:value="1417.11863432988" calcext:value-type="float">
            <text:p>1417.11863432988</text:p>
          </table:table-cell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6]/([.A6])" office:value-type="float" office:value="13" calcext:value-type="float">
            <text:p>13</text:p>
          </table:table-cell>
          <table:table-cell table:style-name="ce3" table:formula="of:=[.A6] * [.C$23]" office:value-type="float" office:value="1261.710541" calcext:value-type="float">
            <text:p>1261.710541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6]/(LOG([.F6];2))" office:value-type="float" office:value="255.875496314384" calcext:value-type="float">
            <text:p>255.875496314384</text:p>
          </table:table-cell>
          <table:table-cell table:style-name="ce3" table:formula="of:=LOG([.F6];2) * [.H$23]" office:value-type="float" office:value="1511.54382205788" calcext:value-type="float">
            <text:p>1511.54382205788</text:p>
          </table:table-cell>
          <table:table-cell table:number-columns-repeated="101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7]/([.A7])" office:value-type="float" office:value="10.4" calcext:value-type="float">
            <text:p>10.4</text:p>
          </table:table-cell>
          <table:table-cell table:style-name="ce3" table:formula="of:=[.A7] * [.C$23]" office:value-type="float" office:value="1577.13817625" calcext:value-type="float">
            <text:p>1577.13817625</text:p>
          </table:table-cell>
          <table:table-cell table:style-name="ce3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7]/(LOG([.F7];2))" office:value-type="float" office:value="244.050049574923" calcext:value-type="float">
            <text:p>244.050049574923</text:p>
          </table:table-cell>
          <table:table-cell table:style-name="ce3" table:formula="of:=LOG([.F7];2) * [.H$23]" office:value-type="float" office:value="1584.78568778681" calcext:value-type="float">
            <text:p>1584.78568778681</text:p>
          </table:table-cell>
          <table:table-cell table:number-columns-repeated="101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table:formula="of:=[.B8]/([.A8])" office:value-type="float" office:value="10" calcext:value-type="float">
            <text:p>10</text:p>
          </table:table-cell>
          <table:table-cell table:style-name="ce3" table:formula="of:=[.A8] * [.C$23]" office:value-type="float" office:value="1892.5658115" calcext:value-type="float">
            <text:p>1892.5658115</text:p>
          </table:table-cell>
          <table:table-cell table:style-name="ce3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[.G8]/(LOG([.F8];2))" office:value-type="float" office:value="221.336302445046" calcext:value-type="float">
            <text:p>221.336302445046</text:p>
          </table:table-cell>
          <table:table-cell table:style-name="ce3" table:formula="of:=LOG([.F8];2) * [.H$23]" office:value-type="float" office:value="1644.62864942988" calcext:value-type="float">
            <text:p>1644.62864942988</text:p>
          </table:table-cell>
          <table:table-cell table:number-columns-repeated="1015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B9]/([.A9])" office:value-type="float" office:value="7.42857142857143" calcext:value-type="float">
            <text:p>7.42857142857143</text:p>
          </table:table-cell>
          <table:table-cell table:style-name="ce3" table:formula="of:=[.A9] * [.C$23]" office:value-type="float" office:value="2207.99344675" calcext:value-type="float">
            <text:p>2207.99344675</text:p>
          </table:table-cell>
          <table:table-cell table:style-name="ce3"/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[.G9]/(LOG([.F9];2))" office:value-type="float" office:value="214.730192982889" calcext:value-type="float">
            <text:p>214.730192982889</text:p>
          </table:table-cell>
          <table:table-cell table:style-name="ce3" table:formula="of:=LOG([.F9];2) * [.H$23]" office:value-type="float" office:value="1695.22515256626" calcext:value-type="float">
            <text:p>1695.22515256626</text:p>
          </table:table-cell>
          <table:table-cell table:number-columns-repeated="101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table:formula="of:=[.B10]/([.A10])" office:value-type="float" office:value="9.5" calcext:value-type="float">
            <text:p>9.5</text:p>
          </table:table-cell>
          <table:table-cell table:style-name="ce3" table:formula="of:=[.A10] * [.C$23]" office:value-type="float" office:value="2523.421082" calcext:value-type="float">
            <text:p>2523.421082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formula="of:=[.G10]/(LOG([.F10];2))" office:value-type="float" office:value="261.648041295626" calcext:value-type="float">
            <text:p>261.648041295626</text:p>
          </table:table-cell>
          <table:table-cell table:style-name="ce3" table:formula="of:=LOG([.F10];2) * [.H$23]" office:value-type="float" office:value="1739.05383715788" calcext:value-type="float">
            <text:p>1739.05383715788</text:p>
          </table:table-cell>
          <table:table-cell table:number-columns-repeated="1015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11]/([.A11])" office:value-type="float" office:value="7.55555555555556" calcext:value-type="float">
            <text:p>7.55555555555556</text:p>
          </table:table-cell>
          <table:table-cell table:style-name="ce3" table:formula="of:=[.A11] * [.C$23]" office:value-type="float" office:value="2838.84871725" calcext:value-type="float">
            <text:p>2838.84871725</text:p>
          </table:table-cell>
          <table:table-cell table:style-name="ce3"/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[.G11]/(LOG([.F11];2))" office:value-type="float" office:value="204.766419847852" calcext:value-type="float">
            <text:p>204.766419847852</text:p>
          </table:table-cell>
          <table:table-cell table:style-name="ce3" table:formula="of:=LOG([.F11];2) * [.H$23]" office:value-type="float" office:value="1777.71347680188" calcext:value-type="float">
            <text:p>1777.71347680188</text:p>
          </table:table-cell>
          <table:table-cell table:number-columns-repeated="1015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table:formula="of:=[.B12]/([.A12])" office:value-type="float" office:value="7.2" calcext:value-type="float">
            <text:p>7.2</text:p>
          </table:table-cell>
          <table:table-cell table:style-name="ce3" table:formula="of:=[.A12] * [.C$23]" office:value-type="float" office:value="3154.2763525" calcext:value-type="float">
            <text:p>3154.2763525</text:p>
          </table:table-cell>
          <table:table-cell table:style-name="ce3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[.G12]/(LOG([.F12];2))" office:value-type="float" office:value="175.751683697444" calcext:value-type="float">
            <text:p>175.751683697444</text:p>
          </table:table-cell>
          <table:table-cell table:style-name="ce3" table:formula="of:=LOG([.F12];2) * [.H$23]" office:value-type="float" office:value="1812.29570288681" calcext:value-type="float">
            <text:p>1812.29570288681</text:p>
          </table:table-cell>
          <table:table-cell table:number-columns-repeated="1015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13]/([.A13])" office:value-type="float" office:value="6.18181818181818" calcext:value-type="float">
            <text:p>6.18181818181818</text:p>
          </table:table-cell>
          <table:table-cell table:style-name="ce3" table:formula="of:=[.A13] * [.C$23]" office:value-type="float" office:value="3469.70398775" calcext:value-type="float">
            <text:p>3469.70398775</text:p>
          </table:table-cell>
          <table:table-cell table:style-name="ce3"/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[.G13]/(LOG([.F13];2))" office:value-type="float" office:value="148.088038876551" calcext:value-type="float">
            <text:p>148.088038876551</text:p>
          </table:table-cell>
          <table:table-cell table:style-name="ce3" table:formula="of:=LOG([.F13];2) * [.H$23]" office:value-type="float" office:value="1843.57913165147" calcext:value-type="float">
            <text:p>1843.57913165147</text:p>
          </table:table-cell>
          <table:table-cell table:number-columns-repeated="1015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B14]/([.A14])" office:value-type="float" office:value="5.66666666666667" calcext:value-type="float">
            <text:p>5.66666666666667</text:p>
          </table:table-cell>
          <table:table-cell table:style-name="ce3" table:formula="of:=[.A14] * [.C$23]" office:value-type="float" office:value="3785.131623" calcext:value-type="float">
            <text:p>3785.131623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[.G14]/(LOG([.F14];2))" office:value-type="float" office:value="145.828951291147" calcext:value-type="float">
            <text:p>145.828951291147</text:p>
          </table:table-cell>
          <table:table-cell table:style-name="ce3" table:formula="of:=LOG([.F14];2) * [.H$23]" office:value-type="float" office:value="1872.13866452988" calcext:value-type="float">
            <text:p>1872.13866452988</text:p>
          </table:table-cell>
          <table:table-cell table:number-columns-repeated="1015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formula="of:=[.B15]/([.A15])" office:value-type="float" office:value="6.15384615384615" calcext:value-type="float">
            <text:p>6.15384615384615</text:p>
          </table:table-cell>
          <table:table-cell table:style-name="ce3" table:formula="of:=[.A15] * [.C$23]" office:value-type="float" office:value="4100.55925825" calcext:value-type="float">
            <text:p>4100.55925825</text:p>
          </table:table-cell>
          <table:table-cell table:style-name="ce3"/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formula="of:=[.G15]/(LOG([.F15];2))" office:value-type="float" office:value="143.810815585006" calcext:value-type="float">
            <text:p>143.810815585006</text:p>
          </table:table-cell>
          <table:table-cell table:style-name="ce3" table:formula="of:=LOG([.F15];2) * [.H$23]" office:value-type="float" office:value="1898.4108880088" calcext:value-type="float">
            <text:p>1898.4108880088</text:p>
          </table:table-cell>
          <table:table-cell table:number-columns-repeated="1015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formula="of:=[.B16]/([.A16])" office:value-type="float" office:value="5.33333333333333" calcext:value-type="float">
            <text:p>5.33333333333333</text:p>
          </table:table-cell>
          <table:table-cell table:style-name="ce3" table:formula="of:=[.A16] * [.C$23]" office:value-type="float" office:value="4731.41452875" calcext:value-type="float">
            <text:p>4731.41452875</text:p>
          </table:table-cell>
          <table:table-cell table:style-name="ce3"/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G16]/(LOG([.F16];2))" office:value-type="float" office:value="152.033504514744" calcext:value-type="float">
            <text:p>152.033504514744</text:p>
          </table:table-cell>
          <table:table-cell table:style-name="ce3" table:formula="of:=LOG([.F16];2) * [.H$23]" office:value-type="float" office:value="1945.38053025882" calcext:value-type="float">
            <text:p>1945.38053025882</text:p>
          </table:table-cell>
          <table:table-cell table:number-columns-repeated="101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table:formula="of:=[.B17]/([.A17])" office:value-type="float" office:value="5.75" calcext:value-type="float">
            <text:p>5.75</text:p>
          </table:table-cell>
          <table:table-cell table:style-name="ce3" table:formula="of:=[.A17] * [.C$23]" office:value-type="float" office:value="5046.842164" calcext:value-type="float">
            <text:p>5046.842164</text:p>
          </table:table-cell>
          <table:table-cell table:style-name="ce3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table:formula="of:=[.G17]/(LOG([.F17];2))" office:value-type="float" office:value="150.395838553843" calcext:value-type="float">
            <text:p>150.395838553843</text:p>
          </table:table-cell>
          <table:table-cell table:style-name="ce3" table:formula="of:=LOG([.F17];2) * [.H$23]" office:value-type="float" office:value="1966.56385225788" calcext:value-type="float">
            <text:p>1966.56385225788</text:p>
          </table:table-cell>
          <table:table-cell table:number-columns-repeated="1015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table:formula="of:=[.B18]/([.A18])" office:value-type="float" office:value="4.94117647058824" calcext:value-type="float">
            <text:p>4.94117647058824</text:p>
          </table:table-cell>
          <table:table-cell table:style-name="ce3" table:formula="of:=[.A18] * [.C$23]" office:value-type="float" office:value="5362.26979925" calcext:value-type="float">
            <text:p>5362.26979925</text:p>
          </table:table-cell>
          <table:table-cell table:style-name="ce3"/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formula="of:=[.G18]/(LOG([.F18];2))" office:value-type="float" office:value="160.342325715664" calcext:value-type="float">
            <text:p>160.342325715664</text:p>
          </table:table-cell>
          <table:table-cell table:style-name="ce3" table:formula="of:=LOG([.F18];2) * [.H$23]" office:value-type="float" office:value="1986.46252459143" calcext:value-type="float">
            <text:p>1986.46252459143</text:p>
          </table:table-cell>
          <table:table-cell table:number-columns-repeated="1015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table:formula="of:=[.B19]/([.A19])" office:value-type="float" office:value="6" calcext:value-type="float">
            <text:p>6</text:p>
          </table:table-cell>
          <table:table-cell table:style-name="ce3" table:formula="of:=[.A19] * [.C$23]" office:value-type="float" office:value="5677.6974345" calcext:value-type="float">
            <text:p>5677.6974345</text:p>
          </table:table-cell>
          <table:table-cell table:style-name="ce3"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formula="of:=[.G19]/(LOG([.F19];2))" office:value-type="float" office:value="249.609101051012" calcext:value-type="float">
            <text:p>249.609101051012</text:p>
          </table:table-cell>
          <table:table-cell table:style-name="ce3" table:formula="of:=LOG([.F19];2) * [.H$23]" office:value-type="float" office:value="2005.22349190188" calcext:value-type="float">
            <text:p>2005.22349190188</text:p>
          </table:table-cell>
          <table:table-cell table:number-columns-repeated="1015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300" calcext:value-type="float">
            <text:p>3300</text:p>
          </table:table-cell>
          <table:table-cell table:style-name="ce3" table:formula="of:=[.B20]/([.A20])" office:value-type="float" office:value="6.94736842105263" calcext:value-type="float">
            <text:p>6.94736842105263</text:p>
          </table:table-cell>
          <table:table-cell table:style-name="ce11" table:formula="of:=[.A20] * [.C$23]" office:value-type="float" office:value="5993.12506975" calcext:value-type="float">
            <text:p>5993.12506975</text:p>
          </table:table-cell>
          <table:table-cell table:style-name="ce3"/>
          <table:table-cell table:style-name="ce4" office:value-type="float" office:value="475" calcext:value-type="float">
            <text:p>475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formula="of:=[.G20]/(LOG([.F20];2))" office:value-type="float" office:value="191.187736537574" calcext:value-type="float">
            <text:p>191.187736537574</text:p>
          </table:table-cell>
          <table:table-cell table:style-name="ce3" table:formula="of:=LOG([.F20];2) * [.H$23]" office:value-type="float" office:value="2022.96984458513" calcext:value-type="float">
            <text:p>2022.96984458513</text:p>
          </table:table-cell>
          <table:table-cell table:number-columns-repeated="1015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table:formula="of:=[.B21]/([.A21])" office:value-type="float" office:value="7" calcext:value-type="float">
            <text:p>7</text:p>
          </table:table-cell>
          <table:table-cell table:style-name="ce12" table:formula="of:=[.A21] * [.C$23]" office:value-type="float" office:value="6308.552705" calcext:value-type="float">
            <text:p>6308.552705</text:p>
          </table:table-cell>
          <table:table-cell/>
          <table:table-cell table:style-name="ce17" office:value-type="float" office:value="500" calcext:value-type="float">
            <text:p>5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2" table:formula="of:=[.G21]/(LOG([.F21];2))" office:value-type="float" office:value="267.684334554615" calcext:value-type="float">
            <text:p>267.684334554615</text:p>
          </table:table-cell>
          <table:table-cell table:style-name="ce12" table:formula="of:=LOG([.F21];2) * [.H$23]" office:value-type="float" office:value="2039.80571798681" calcext:value-type="float">
            <text:p>2039.8057179868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K promedio</text:p>
          </table:table-cell>
          <table:table-cell table:style-name="ce8" table:formula="of:=AVERAGE([.C3:.C21])" office:value-type="float" office:value="12.61710541" calcext:value-type="float">
            <text:p>12.61710541</text:p>
          </table:table-cell>
          <table:table-cell table:style-name="ce13" office:value-type="string" calcext:value-type="string">
            <text:p>f(n)=n</text:p>
          </table:table-cell>
          <table:table-cell table:style-name="ce13" table:number-columns-repeated="2"/>
          <table:table-cell table:style-name="ce7" office:value-type="string" calcext:value-type="string">
            <text:p>K promedio</text:p>
          </table:table-cell>
          <table:table-cell table:style-name="ce8" table:formula="of:=AVERAGE([.H3:.H20])" office:value-type="float" office:value="227.5100151" calcext:value-type="float">
            <text:p>227.5100151</text:p>
          </table:table-cell>
          <table:table-cell table:style-name="ce13" office:value-type="string" calcext:value-type="string">
            <text:p>f(n)=log2(n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Copia de MultConsec2024'.E49" table:end-x="5.39pt" table:end-y="6.69pt" draw:z-index="0" draw:name="Chart 1" draw:style-name="gr1" draw:text-style-name="P1" svg:width="379.47pt" svg:height="299.23pt" svg:x="50.26pt" svg:y="0.74pt">
              <draw:object draw:notify-on-update-of-ranges="'Copia de MultConsec2024'.F3:'Copia de MultConsec2024'.F21 'Copia de MultConsec2024'.B3:'Copia de MultConsec2024'.B21 'Copia de MultConsec2024'.G3:'Copia de MultConsec2024'.G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ia_20_de_20_MultConsec2024" style:display-name="PageStyle_Copia de MultConsec202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388cm" svg:height="10.557cm" xlink:href=".." xlink:type="simple" chart:class="chart:line" chart:style-name="ch1">
        <chart:legend chart:legend-position="end" svg:x="6.956cm" svg:y="1.981cm" style:legend-expansion="high" chart:style-name="ch2"/>
        <chart:plot-area chart:style-name="ch3" table:cell-range-address="'Copia de MultConsec2024'.F3:'Copia de MultConsec2024'.G21 'Copia de MultConsec2024'.B3:'Copia de MultConsec2024'.B21" chart:data-source-has-labels="both" svg:x="1.952cm" svg:y="1.903cm" svg:width="10.415cm" svg:height="6.379cm">
          <chartooo:coordinate-region svg:x="2.944cm" svg:y="1.903cm" svg:width="9.282cm" svg:height="5.256cm"/>
          <chart:axis chart:dimension="x" chart:name="primary-x" chart:style-name="ch4" chartooo:axis-type="text">
            <chart:title svg:x="6.123cm" svg:y="8.493cm" chart:style-name="ch5">
              <text:p>Tam. caso (n)</text:p>
            </chart:title>
            <chart:categories table:cell-range-address="'Copia de MultConsec2024'.F3:'Copia de MultConsec2024'.F21"/>
          </chart:axis>
          <chart:axis chart:dimension="y" chart:name="primary-y" chart:style-name="ch6">
            <chart:title svg:x="1.125cm" svg:y="6.393cm" chart:style-name="ch7">
              <text:p>Tiempo ejec. (ns)</text:p>
            </chart:title>
            <chart:grid chart:style-name="ch8" chart:class="major"/>
          </chart:axis>
          <chart:series chart:style-name="ch9" chart:values-cell-range-address="'Copia de MultConsec2024'.B3:'Copia de MultConsec2024'.B21" loext:label-string="&quot;Tiempo Básico (ns) &quot;" chart:class="chart:line">
            <chart:data-point chart:repeated="19"/>
          </chart:series>
          <chart:series chart:style-name="ch10" chart:values-cell-range-address="'Copia de MultConsec2024'.G3:'Copia de MultConsec2024'.G21" loext:label-string="&quot;Tiempo DyV (ns)&quot;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Básico (ns) </text:p>
              </table:table-cell>
              <table:table-cell office:value-type="string">
                <text:p>Tiempo DyV (ns)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'Copia de MultConsec2024'.F3:'Copia de MultConsec2024'.F21</svg:desc>
                </draw:g>
              </table:table-cell>
              <table:table-cell office:value-type="float" office:value="1800">
                <text:p>1800</text:p>
                <draw:g>
                  <svg:desc>'Copia de MultConsec2024'.B3:'Copia de MultConsec2024'.B21</svg:desc>
                </draw:g>
              </table:table-cell>
              <table:table-cell office:value-type="float" office:value="2300">
                <text:p>2300</text:p>
                <draw:g>
                  <svg:desc>'Copia de MultConsec2024'.G3:'Copia de MultConsec2024'.G2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0">
                <text:p>130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300">
                <text:p>1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00">
                <text:p>13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700">
                <text:p>17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00">
                <text:p>18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700">
                <text:p>17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00">
                <text:p>17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000">
                <text:p>2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000">
                <text:p>20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00">
                <text:p>2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100">
                <text:p>2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700">
                <text:p>27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3300">
                <text:p>3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00">
                <text:p>350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